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c9211e" loext:opacity="100%" officeooo:rsid="0018a972" officeooo:paragraph-rsid="0018a972"/>
    </style:style>
    <style:style style:name="P2" style:family="paragraph" style:parent-style-name="Standard">
      <style:text-properties fo:color="#c9211e" loext:opacity="100%" officeooo:rsid="0018a972" officeooo:paragraph-rsid="0018a972" fo:background-color="#ffff00"/>
    </style:style>
    <style:style style:name="P3" style:family="paragraph" style:parent-style-name="Standard">
      <style:text-properties fo:color="#000000" loext:opacity="100%" officeooo:rsid="0018a972" officeooo:paragraph-rsid="0018a972"/>
    </style:style>
    <style:style style:name="P4" style:family="paragraph" style:parent-style-name="Standard">
      <style:text-properties fo:color="#000000" loext:opacity="100%" officeooo:rsid="0018a972" officeooo:paragraph-rsid="0018a972" fo:background-color="transparent"/>
    </style:style>
    <style:style style:name="T1" style:family="text">
      <style:text-properties fo:color="#000000" loext:opacity="100%"/>
    </style:style>
    <style:style style:name="T2" style:family="text">
      <style:text-properties fo:color="#000000" loext:opacity="100%" fo:background-color="transparent" loext:char-shading-value="0"/>
    </style:style>
    <style:style style:name="T3" style:family="text">
      <style:text-properties fo:color="#000000" loext:opacity="100%" fo:background-color="transparent" loext:char-shading-value="0"/>
    </style:style>
    <style:style style:name="T4" style:family="text">
      <style:text-properties fo:color="#000000" loext:opacity="100%" fo:background-color="#ffff00" loext:char-shading-value="0"/>
    </style:style>
    <style:style style:name="T5" style:family="text">
      <style:text-properties fo:background-color="#ffff00" loext:char-shading-value="0"/>
    </style:style>
    <style:style style:name="T6" style:family="text">
      <style:text-properties fo:background-color="transparent" loext:char-shading-value="0"/>
    </style:style>
    <style:style style:name="T7"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kat "Blog"</text:p>
      <text:p text:style-name="P3"/>
      <text:p text:style-name="P3">Specifikacija projekta ce biti pisana iz ugla klijenta (narucioca posla) i povremeno ce biti dato objasnjenje (u tehnickom smislu) sta je zahtevano. Narucioc je grupa ljudi koji su content writter-i i koji zele da pisu jedan blog, dakle vise je autora na tom blogu.</text:p>
      <text:p text:style-name="P3"/>
      <text:p text:style-name="P3">Za realizaciju projekta korisiti front temu i admin temu koja je data u materijalu ove lekcije.</text:p>
      <text:p text:style-name="P3"/>
      <text:p text:style-name="P3">SVE STRANICE FRONT TEME MORAJU DA POSTOJE I DA SE UVEZU KROZ LARAVEL!!!</text:p>
      <text:p text:style-name="P3"/>
      <text:p text:style-name="P3">U admin delu su dati samo primeri stranica, ovih koje smo radili do sada na kursu, DAKLE ADMIN DEO RADITE SAMI IZ POCETKA, stranice koju su date su tu cisto za primer i kao podsetnik.</text:p>
      <text:p text:style-name="P3">SPECIFIKACIJA (Iz ugla nalogodavca)</text:p>
      <text:p text:style-name="P3"/>
      <text:p text:style-name="P3">Mi smo grupa conten writer-a koji hoce da vodi blog. Blog se sastoji iz blog post-ova odnosno clanaka, koji su rasporedjeni po kategrijama i koji mogu da se obeleze nekim tag-ovima odnosno kljucnim terminima koji su bitni za tematiku o kojoj pisemo. Sadrzaj bloga ce se pisati na engleskom jeziku, u vremenskoj zoni centralne evrope.</text:p>
      <text:p text:style-name="P3"/>
      <text:p text:style-name="P3"><text:s/></text:p>
      <text:p text:style-name="P3">Login i administrativni deo</text:p>
      <text:p text:style-name="P3"/>
      <text:p text:style-name="P3">Ono sto najpre treba svakome od nas (ima nas na pocetku 5) jeste login na administrativni deo, u tom administrativnom delu svako bi trebao da ima mogucnost da podesi svoje ime i prezime, svoju sliku, broj telefona i da se promeni lozinka.</text:p>
      <text:p text:style-name="P3"/>
      <text:p text:style-name="P3">Takodje trebali bi da imamo mogucnost da dodamo nove blogger-e (User-e) kroz admin deo, kad se dodaje/menja novi blogger definise se ime, email adresa broj telefona i eventualno slika.</text:p>
      <text:p text:style-name="P1"/>
      <text:p text:style-name="P3">Takodje treba nam mogucnost da banujemo bloger-a, cime se sprecava da on moze da se uloguje na admin deo. NE ZELIMO DA IMAMO MOGUCNOST DA OBRISEMO BLOGGER-a samo da ga banujemo i da ga odbanujemo eventualno.</text:p>
      <text:p text:style-name="P1"/>
      <text:p text:style-name="P3">Trebala bi da postoji mogucnost za "Zaboravljenu lozinku".</text:p>
      <text:p text:style-name="P1"/>
      <text:p text:style-name="P1"><text:s/></text:p>
      <text:p text:style-name="P3">Index strana - slajder</text:p>
      <text:p text:style-name="P3"/>
      <text:p text:style-name="P3">Index strana koja je data u temi treba da prikaze slajder. Ono sto nama treba jeste da u admin delu imamo podesavanje slajdova! Svaki slajd treba da ima sliku, naslov, naslov dugmeta i URL dugmet-a, kada se klikne na to dugme da se vodi na taj url.</text:p>
      <text:p text:style-name="P1"/>
      <text:p text:style-name="P3">Url dugmeta moze da bude bilo sta, dakle moze da bude i interni URL (koji pocinje sa /) ali i eksterni URL koji vodi na neki drugi sajt, ovim hocemo da ponekad promovisemo nase prijatelje.</text:p>
      <text:p text:style-name="P1"/>
      <text:p text:style-name="P1"><text:span text:style-name="T3">Trebali bi da u admin delu imamo mogucnost da definisemo redosled slajdova, i d</text:span><text:span text:style-name="T1">a mozemo da slajd trenutno "iskljucimo", tj da ga disable-ujemo. Ako disableujemo slajd on se ne prikazuje na pocetnoj strani, dakle prikazuju se samo slajdovi koji nisu disable-ovani.</text:span></text:p>
      <text:p text:style-name="P1"/>
      <text:p text:style-name="P3">Dati mogucnost da mozemo i da obrisemo pojedinacne slajdove.</text:p>
      <text:p text:style-name="P1"/>
      <text:p text:style-name="P1"><text:soft-page-break/><text:s/></text:p>
      <text:p text:style-name="P1">I<text:span text:style-name="T1">ndex strana - Intro Blog Posts</text:span></text:p>
      <text:p text:style-name="P1"/>
      <text:p text:style-name="P3">Ispod slajdera nalaze se 3 izvdojena blog post-a. Trebal bi da imamo mogucnost da u admin delu oznacimo pojedine blog postove koji su nam "importan" odnosno vazni. Poslednja 3 uneta "important" blog posta teba da se nadju na index strani.</text:p>
      <text:p text:style-name="P1"/>
      <text:p text:style-name="P1"><text:s/></text:p>
      <text:p text:style-name="P3">Index strana - Latest posts</text:p>
      <text:p text:style-name="P3"/>
      <text:p text:style-name="P3">Na dnu index strane dat je jos jedan slider, taj slider se automatski kreira i u njemu treba da se izdvoje 12 najnovijih blog postova.</text:p>
      <text:p text:style-name="P3"/>
      <text:p text:style-name="P3"><text:s/></text:p>
      <text:p text:style-name="P3">Kontakt strana</text:p>
      <text:p text:style-name="P3"/>
      <text:p text:style-name="P3">Kontakt strana je klasicna, posetilac unosi svoje ime i email i poruku, kada se potvrdi unos poruke, treba da nam stigne mail (stavite ovde vas email) sa unetom porukom.</text:p>
      <text:p text:style-name="P3"/>
      <text:p text:style-name="P3">Kada nam stigne mail, trebalo bi da kada kliknemo na "Reply" da se automatski ucita slanje na mail koji je naveo posetilac.</text:p>
      <text:p text:style-name="P3"/>
      <text:p text:style-name="P3">Zastiti unos kontakt strane sa nekim antibot pitanjem.</text:p>
      <text:p text:style-name="P3"/>
      <text:p text:style-name="P3"><text:s/></text:p>
      <text:p text:style-name="P3">Blog sekcija</text:p>
      <text:p text:style-name="P3"/>
      <text:p text:style-name="P3">Leva kolona:</text:p>
      <text:p text:style-name="P3"/>
      <text:p text:style-name="P3">Kada se klikne u glavnom meniju na link <text:s/>"Blog" prelazi se na blog sekciju gde se prikazuju najnoviji blog postovi, 12 po stranici.</text:p>
      <text:p text:style-name="P3"/>
      <text:p text:style-name="P3">Svaki blog post sadrzi</text:p>
      <text:p text:style-name="P3"/>
      <text:p text:style-name="P3"><text:s text:c="4"/>sliku,</text:p>
      <text:p text:style-name="P3"><text:s text:c="4"/>datum (mora da bude formatiran onako kao sto je u front temi),</text:p>
      <text:p text:style-name="P3"><text:s text:c="4"/>naziv kategorije (kada se klikne na naziv kategorije prikazuju se blog postovi iz te kategorjie - videti Blog sekcija - Kategorija).</text:p>
      <text:p text:style-name="P3"><text:s text:c="8"/>Ako blog post NEMA KATEGORIJU treba da stoji "Uncategorized" tekst na koji ne moze da se klikne.</text:p>
      <text:p text:style-name="P3"><text:s text:c="4"/>naslv blog posta (kada se on klikne prelazi se na prikaz samog blog post-a - videti Blog Sekcija - Prikaz jednog post-a)</text:p>
      <text:p text:style-name="P3"><text:s text:c="4"/>slika i ime autora - ovo je ulogovani korisnik koji je napisao blog post (kada se klikne treba da se prikazu postovi od kliknutog autora - videti Blog sekcija - Autor)</text:p>
      <text:p text:style-name="P3"><text:s text:c="4"/>broj komentara u blog postu</text:p>
      <text:p text:style-name="P3"/>
      <text:p text:style-name="P3">Desna kolona:</text:p>
      <text:p text:style-name="P1"/>
      <text:p text:style-name="P3">Sa desne strane se uvek prikazuju forma za pretragu bloga, koja kada se potvrdi pretrazuju se postovi po kljucnom terminu (videti Blog Sekcija - Pretraga),</text:p>
      <text:p text:style-name="P3"/>
      <text:p text:style-name="P3"><text:soft-page-break/>Ispod pretrage se prikazuje widget u kome su data 3 NAJPOSECENIJA BLOG POSTA U POSLEDNJIH MESEC DANA (za broj poseta pogledati Blog Sekcija - Prikaz jednog posta).</text:p>
      <text:p text:style-name="P1"/>
      <text:p text:style-name="P3">Ispod je dalje prikazan widget sa KATEGORIJAMA bloga, svaka kategorija ima u zagradi broj postova u toj kategoriji. Trebalo bi da imamo mogucnost u admin delu da definisemo redosled po kome ce biti prikazane ove kategorije sa desne strane, dakle kategorije ne trebaju da se sortiraju po broju blog postova u kategoriji vec po resodledu koji mi definisemo u admin delu. Kada se klikne na jednu kategoriju prikazuju se blog postovi iz te kategorije (videti Blog Sekcija - Kategorija).</text:p>
      <text:p text:style-name="P3"/>
      <text:p text:style-name="P3">Ispod je dalje prikazana lista tagova. Tagovi trebaju automatski da se sortiraju tako da se prvo prikazuju tagovi koji su se najvise koristili u blog postovima. Kada se klikne na jedan tag prikazuju se blog postovi koji sadrze kliknuti tag (videti Blog sekcija - Tag).</text:p>
      <text:p text:style-name="P1"/>
      <text:p text:style-name="P1"><text:s/></text:p>
      <text:p text:style-name="P3">Blog Sekcija - Kategorija</text:p>
      <text:p text:style-name="P3"/>
      <text:p text:style-name="P3">Svaka kategorija u blog-u treba da ima svoju stranicu na kojoj se prikazuju postovi iz izabrane kategorije. Na stranici za kategoriju prikazati naziv kategorije.</text:p>
      <text:p text:style-name="P3"/>
      <text:p text:style-name="P3">URL do kategorije treba da bude SEO Friendly i da sadrzi naziv kategorije u sebi ( dakle ako je kategorija "Business Inteligence" URL do kategroje treba da sadrzi business-inteligence).</text:p>
      <text:p text:style-name="P3"/>
      <text:p text:style-name="P3">U admin delu bi treblo da mozemo da definisemo naziv kategorije, opis kategorije, da definisemo redosled prikaivanja kategorija u desnoj koloni <text:s/>na celoj blog sekciji. Takodje u admin delu trebalo bi da postoji dugme koje vodi do front stranice.</text:p>
      <text:p text:style-name="P1"/>
      <text:p text:style-name="P3">Ako se kategorija obrise, postovi treba da se oznace sa "Uncategorized" odnosno da nemaju tu kategoriju.</text:p>
      <text:p text:style-name="P3"/>
      <text:p text:style-name="P3">Naslov i opis kategorije treba da se reflektuju u</text:p>
      <text:p text:style-name="P3"/>
      <text:p text:style-name="P3">tagu, tako da budu SEO friendly i da socijalne mreze Facebook i Twitter mogu na procitaju naslov i opis kategorije.</text:p>
      <text:p text:style-name="P3"/>
      <text:p text:style-name="P3">Leva i desna kolona treba da budu po ugledu na "Blog Sekciju"</text:p>
      <text:p text:style-name="P3"/>
      <text:p text:style-name="P3"><text:s/></text:p>
      <text:p text:style-name="P3">Blog Sekcija - Tag</text:p>
      <text:p text:style-name="P3"/>
      <text:p text:style-name="P3">Svaki tag u blog-u treba da ima svoju stranicu na kojoj se prikazuju postovi koji sadrze izabrani tag. Na stranici za tag prikazati aziv taga.</text:p>
      <text:p text:style-name="P3"/>
      <text:p text:style-name="P3">URL do tag-a treba da bude SEO Friendly i da sadrzi naziv tag-a u sebi ( dakle ako je tag "Business Inteligence" URL do taga treba da sadrzi business-inteligence).</text:p>
      <text:p text:style-name="P1"/>
      <text:p text:style-name="P3">U admin delu bi treblo da mozemo da definisemo naziv tag-a i da brisemo tag-ve. Takodje u admin delu trebalo bi da postoji dugme koje vodi do front stranice. Takodje u admin delu trebalo bi da postoji dugme koje vodi do front stranice.</text:p>
      <text:p text:style-name="P3"/>
      <text:p text:style-name="P3">Ako se tag obrise, trebalo bi da se obrise veza sa blog postom.</text:p>
      <text:p text:style-name="P1"/>
      <text:p text:style-name="P3">Naziv tag-a treba da se reflektuju u</text:p>
      <text:p text:style-name="P3"><text:soft-page-break/></text:p>
      <text:p text:style-name="P3">tagu, tako da budu SEO friendly i da socijalne mreze Facebook i Twitter mogu na procitaju naziv tag-a.</text:p>
      <text:p text:style-name="P3"/>
      <text:p text:style-name="P3">Leva i desna kolona treba da budu po ugledu na "Blog Sekciju"</text:p>
      <text:p text:style-name="P3"/>
      <text:p text:style-name="P3"><text:s/></text:p>
      <text:p text:style-name="P3">Blog Sekcija - Autor</text:p>
      <text:p text:style-name="P3"/>
      <text:p text:style-name="P3">Svaki autor u blog-u treba da ima svoju stranicu na kojoj se prikazuju postovi od izabranog autora. Na stranici za autora prikazati sliku i ime autora.</text:p>
      <text:p text:style-name="P1"/>
      <text:p text:style-name="P3">URL do autora-a treba da bude SEO Friendly i da sadrzi ime <text:s/>autor-a u sebi ( dakle ako je autor "Aleksandar Dimic" URL do autora treba da sadrzi "aleksandar-dimic").</text:p>
      <text:p text:style-name="P3"/>
      <text:p text:style-name="P3">Naziv i SLIKA autora treba da se reflektuju u</text:p>
      <text:p text:style-name="P3"/>
      <text:p text:style-name="P3">tagu, tako da budu SEO friendly i da socijalne mreze Facebook i Twitter mogu na procitaju te informacije o autoru.</text:p>
      <text:p text:style-name="P3"/>
      <text:p text:style-name="P4">Slika autora treba da se automatski kropuje na neku kockastu dimenziju na primer 256 x 256.</text:p>
      <text:p text:style-name="P1"/>
      <text:p text:style-name="P3">Leva i desna kolona treba da budu po ugledu na "Blog Sekciju".</text:p>
      <text:p text:style-name="P3"/>
      <text:p text:style-name="P3">Takodje u admin delu trebalo bi da postoji dugme koje vodi do front stranice jednog autora (u listi autora).</text:p>
      <text:p text:style-name="P3"/>
      <text:p text:style-name="P3"><text:s/></text:p>
      <text:p text:style-name="P3">Blog Sekcija - Pretraga</text:p>
      <text:p text:style-name="P3"/>
      <text:p text:style-name="P3">Stranica za pretragu treba da prikazu postove koji zadovoljvaju termin pretrage. Na stranici prikazati termin pretrage.</text:p>
      <text:p text:style-name="P3"/>
      <text:p text:style-name="P3">Pretrazuju se naslov, opis, sadrzaj blog posta.</text:p>
      <text:p text:style-name="P3"/>
      <text:p text:style-name="P3">Na pretragu moze da se dodje i klikom na lupu koja se nalazi u gornjem desnom uglu sajta.</text:p>
      <text:p text:style-name="P3"/>
      <text:p text:style-name="P3">Leva i desna kolona treba da budu po ugledu na "Blog Sekciju".</text:p>
      <text:p text:style-name="P3"/>
      <text:p text:style-name="P3"><text:s/></text:p>
      <text:p text:style-name="P3">Blog Sekcija - Prikaz jednog post-a</text:p>
      <text:p text:style-name="P3"/>
      <text:p text:style-name="P3">Svaki blog post treba da ima svoju stranicu na kojoj se prikazuju detalji jednog posta.</text:p>
      <text:p text:style-name="P3"/>
      <text:p text:style-name="P3">URL do posta-a treba da bude SEO Friendly i da sadrzi naslov posta u sebi ( dakle ako je naslov posta "How you're doing?" URL do posta treba da sadrzi "how-you-re-doing").</text:p>
      <text:p text:style-name="P3"/>
      <text:p text:style-name="P3">Kada se poseti jedan blog post trebalo bi da se uveca broj pregleda za za blog post (poebno polje u bazi).</text:p>
      <text:p text:style-name="P3"/>
      <text:p text:style-name="P3">Naslov, opis i SLIKA blog postra treba da se reflektuju u</text:p>
      <text:p text:style-name="P3"/>
      <text:p text:style-name="P3"><text:soft-page-break/>tagu, tako da budu SEO friendly i da socijalne mreze Facebook i Twitter mogu na procitaju te informacije o samom blog postu.</text:p>
      <text:p text:style-name="P3"/>
      <text:p text:style-name="P3">Leva kolona</text:p>
      <text:p text:style-name="P1"/>
      <text:p text:style-name="P4">Najpre se prikazuje slika posta. U admin delu dati mogucnost da se svakom pblog postu definise prateca sika. Kada se slika uploaduje ona se automatski kropuje na vise dimenzija:</text:p>
      <text:p text:style-name="P2"/>
      <text:p text:style-name="P4">jedna standardna dimenzije koja se prikazuje na samoj sranici blog post-a i koja se prikazuje kada je blog post dat u nekoj listi (na stranici za kategorju blog posta na primer)</text:p>
      <text:p text:style-name="P4">druga - thumb dimenzija - kockasta koja se koristi u desnoj koloni i koja je mala slika blog post-a (256 x 256)</text:p>
      <text:p text:style-name="P2"/>
      <text:p text:style-name="P3">Ispod slike se prikazuje naziv kategorije Blog post-a. U admin delu dati mogucnost odabira kategorije blog posta,ali i da se ostavi da blog post moze da bude "Uncategorized" odnosno bez kategorije. Kada se prikazuje naziv kategorije ispod slike kada se klinke na njega prelazi se na prikaz postova iz te kategorije (videti Blog Sekcija - Kategorija). AKo nema kategorije prikazuje se tekst <text:s/>"Uncategorized" na koji ne moze da se klikne.</text:p>
      <text:p text:style-name="P3"/>
      <text:p text:style-name="P3">Ispod naziva kategrije prikazuje se naslov blog posta. U admin delu naterati da autor mora da unese minimum 20 araktera za naslov, a ne vise od 255 karaktera.</text:p>
      <text:p text:style-name="P3"/>
      <text:p text:style-name="P3">Ispod naslova se prikazuju</text:p>
      <text:p text:style-name="P3"/>
      <text:p text:style-name="P3"><text:s text:c="4"/>Autor blog posta sa slikom - kada se klikne na njega prikazuju se postovi od tog autora (videti Blog Sekcija - Autor)</text:p>
      <text:p text:style-name="P3"><text:s text:c="4"/>vreme kreiranja posta u human friendly formatu koji je naveden</text:p>
      <text:p text:style-name="P3"><text:s text:c="4"/>broj komentara na blog postu.</text:p>
      <text:p text:style-name="P3"/>
      <text:p text:style-name="P3">Ispod ovih informacija dat <text:s/>je kratak opis blog posta. U admin delu naterati autora da upise minimum 50 karaktera za opis, ne vise od 500. Tekst opisa ne treba da se dodatno formatira (dakle ne treba da moze da se bolduje opis i slicno)</text:p>
      <text:p text:style-name="P3"/>
      <text:p text:style-name="P1"><text:span text:style-name="T1">Ipod dalje ide "telo" blog posta. U admin delu obezbediti da se ovaj tekst formatira (</text:span><text:span text:style-name="T3">da moze da se bolduje i slicno) i a mogu da se ubacuju "slobodne slike" (WYSIWYG editor sa Fajl Manager-om).</text:span></text:p>
      <text:p text:style-name="P1"/>
      <text:p text:style-name="P3">Ispod tela blog posta se prikazuje lista sa tagovima koji su vezani za blog post. U admin delu obezbediti da se tagovi lako biraju i da moze da se izbere vise tagova (select2 multiple). Kada se klinke na neki tag prikazuju se postovi koji sadrze taj tag (videti Blog Sekcija - Tag).</text:p>
      <text:p text:style-name="P3"/>
      <text:p text:style-name="P3"><text:s/></text:p>
      <text:p text:style-name="P3"/>
      <text:p text:style-name="P3">Ispod liste tag-ova ide link ka sledecem i prethodnom blog postu. Prethodni blog post je prvi koji je ranije unesen od posta koji se prikazuje, naredni je prvi koji je unesen posel blog posta koji se trenutno prikauje.</text:p>
      <text:p text:style-name="P3"/>
      <text:p text:style-name="P3">Ispod dalje se priakzuju komentari - videti "Blog Sekcija - Prikaz jednog Posta - Komentari"</text:p>
      <text:p text:style-name="P1"/>
      <text:p text:style-name="P1"><text:s/></text:p>
      <text:p text:style-name="P1"/>
      <text:p text:style-name="P1"><text:span text:style-name="T1">Takodje u admin delu trebalo bi da postoji dugme koje vodi do front stranice blog posta i da postoji mogucnost da se blog post disable-uje!! Ako se blog post dsable-uje on ne bi trebalo NIGDE DA SE </text:span><text:soft-page-break/><text:span text:style-name="T1">POJAVLJUJE NA SAJTU. Ako se rucno ukuca url do disable-ovanog posta trebalo bi da se prikaze stranic 404 page not found (abort(404);)</text:span></text:p>
      <text:p text:style-name="P1"/>
      <text:p text:style-name="P3">Jos u admin delu tebalo bi da postoji mogucnost pretrage blog post-ova po:</text:p>
      <text:p text:style-name="P3"/>
      <text:p text:style-name="P3"><text:s text:c="4"/>naslovu</text:p>
      <text:p text:style-name="P3"><text:s text:c="4"/>kategriji</text:p>
      <text:p text:style-name="P3"><text:s text:c="4"/>autoru</text:p>
      <text:p text:style-name="P3"><text:s text:c="4"/>da li je enablevoan ili disableovan</text:p>
      <text:p text:style-name="P3"><text:s text:c="4"/>da li je "impotant" ili nije</text:p>
      <text:p text:style-name="P3"><text:s text:c="4"/>tagovima (da moze da se izabere vise tagova)</text:p>
      <text:p text:style-name="P3"><text:s text:c="4"/>generalna pretraga ( u samom datatables-u)</text:p>
      <text:p text:style-name="P3"/>
      <text:p text:style-name="P3">U listi blog posta U ADMIN DELU prikazati sledece informacije:</text:p>
      <text:p text:style-name="P3"/>
      <text:p text:style-name="P3"><text:s text:c="4"/>Thumb sliku</text:p>
      <text:p text:style-name="P3"><text:s text:c="4"/>Indikator da li je blog post enable-ovan ili disableovan</text:p>
      <text:p text:style-name="P3"><text:s text:c="4"/>Indikator da li je blog post vazan ili nije ("important")</text:p>
      <text:p text:style-name="P3"><text:s text:c="4"/>Kategoriju blog posta,</text:p>
      <text:p text:style-name="P3"><text:s text:c="4"/>Naslov</text:p>
      <text:p text:style-name="P3"><text:s text:c="4"/>Broj komentara</text:p>
      <text:p text:style-name="P3"><text:s text:c="4"/>Broj Pregleda</text:p>
      <text:p text:style-name="P3"><text:s text:c="4"/>Autor</text:p>
      <text:p text:style-name="P3"><text:s text:c="4"/>Vreme Kreiranja</text:p>
      <text:p text:style-name="P3"><text:s text:c="4"/>Akcije</text:p>
      <text:p text:style-name="P3"><text:s text:c="8"/>link za preview blog posta na front delu</text:p>
      <text:p text:style-name="P3"><text:s text:c="8"/>link za editovanje blog posta</text:p>
      <text:p text:style-name="P1"><text:s text:c="8"/><text:span text:style-name="T1">dugme za disable/enable blog posta</text:span></text:p>
      <text:p text:style-name="P3"><text:s text:c="8"/>dugme za setovanje blog posta kao vaznog odnosno da se skine da je vazan</text:p>
      <text:p text:style-name="P3"><text:s text:c="8"/>dugme za brisanje blog posta</text:p>
      <text:p text:style-name="P1"/>
      <text:p text:style-name="P1"><text:s/></text:p>
      <text:p text:style-name="P1"/>
      <text:p text:style-name="P3">Desna kolona</text:p>
      <text:p text:style-name="P3"/>
      <text:p text:style-name="P3">Desna kolona treba da budu po ugledu na "Blog Sekciju"</text:p>
      <text:p text:style-name="P3"/>
      <text:p text:style-name="P3"><text:s/></text:p>
      <text:p text:style-name="P3">Blog Sekcija - Prikaz jednog Posta - Komentari</text:p>
      <text:p text:style-name="P3"/>
      <text:p text:style-name="P3">Komentari se prikazuju na jednom blog postu i prikazuju se samo komentari od tog blog posta.</text:p>
      <text:p text:style-name="P3"/>
      <text:p text:style-name="P3">Obezbediti da ucitavanje komentara NE USPORAVA UCITAVANJE BLOG POST-a (ucitati ih preko ajax-a).</text:p>
      <text:p text:style-name="P3"/>
      <text:p text:style-name="P3">Kada neko unosi komentar, kada potvrdi unos ne sme da se reload-uje stranice vec treba da se ostane na formi za unos komentara (ajax)</text:p>
      <text:p text:style-name="P1"/>
      <text:p text:style-name="P3">U admin delu treba da se prikaze lista komentara tako da se po default0u prikazuju prvo najnoviji komentari. U listi komentaa jasno naznaciti na kom blog postu je nastao komentar i dati link do tog blog posta da moze lako da se vidi taj blog post na front delu.</text:p>
      <text:p text:style-name="P3"/>
      <text:p text:style-name="P3"><text:soft-page-break/>Komentare NE TREBA MENJATI u admin delu, vec samo treba da postoji mogucnost da se enable-uju i da se disable-uju i da se prertrazuju po ID-ju blog post-a!!!</text:p>
      <text:p text:style-name="P3"/>
      <text:p text:style-name="P3">Ako se komentar disable-uje on ne treba da se priaze na FRONT delu.</text:p>
      <text:p text:style-name="P3"/>
      <text:p text:style-name="P1"><text:s/></text:p>
      <text:p text:style-name="P3">Header i Footer</text:p>
      <text:p text:style-name="P3"/>
      <text:p text:style-name="P3"><text:s/></text:p>
      <text:p text:style-name="P3"/>
      <text:p text:style-name="P3">U header-u je dat meni sa fiksnim linkovima "Home", "Blog" I "Contact" i dugmetom za pretragu.</text:p>
      <text:p text:style-name="P3"/>
      <text:p text:style-name="P3">U footer-u treba da se sa desne strane prikazu 3 najnovija blog post-a.</text:p>
      <text:p text:style-name="P3"/>
      <text:p text:style-name="P3">U sredini je dat meni sa dve kolone:</text:p>
      <text:p text:style-name="P3"/>
      <text:p text:style-name="P3"><text:s text:c="4"/>Prva kolona su fiksni linkovi "Home", "Blog", "Contact" i "Login" (login ka admin delu)</text:p>
      <text:p text:style-name="P3"><text:s text:c="4"/>Druga kolona su linkovi ka kategorijama u Blog sekciji , izvlace se prve 4 kategorije po prioritet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3T21:45:11.356891130</meta:creation-date>
    <dc:date>2025-09-18T21:46:26.073016056</dc:date>
    <meta:editing-duration>PT7H57M5S</meta:editing-duration>
    <meta:editing-cycles>9</meta:editing-cycles>
    <meta:generator>LibreOffice/24.2.7.2$Linux_X86_64 LibreOffice_project/420$Build-2</meta:generator>
    <meta:document-statistic meta:table-count="0" meta:image-count="0" meta:object-count="0" meta:page-count="7" meta:paragraph-count="148" meta:word-count="2303" meta:character-count="13460" meta:non-whitespace-character-count="11106"/>
  </office:meta>
</office:document-meta>
</file>